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sion</text:p>
      <text:p text:style-name="Standard"/>
      <text:p text:style-name="Standard">The buyer-seller relationship is at the heart of the system. All screen designs go to promote an easy, fast, transparent and fun transa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tewart</meta:initial-creator>
    <meta:creation-date>2013-11-04T05:36:44.20</meta:creation-date>
    <dc:date>2013-11-04T06:19:37</dc:date>
    <dc:creator>John Stewart</dc:creator>
    <meta:editing-duration>PT2M21S</meta:editing-duration>
    <meta:editing-cycles>3</meta:editing-cycles>
    <meta:generator>OpenOffice/4.0.1$Unix OpenOffice.org_project/401m5$Build-9714</meta:generator>
    <meta:document-statistic meta:table-count="0" meta:image-count="0" meta:object-count="0" meta:page-count="1" meta:paragraph-count="2" meta:word-count="24" meta:character-count="147"/>
  </office:meta>
</office:document-meta>
</file>